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"/></text:p>
      <text:p text:style-name="Standard"><text:s text:c="4"/></text:p>
      <text:p text:style-name="Standard"><text:s text:c="4"/>def FamilyBuilder(self):</text:p>
      <text:p text:style-name="Standard"><text:s text:c="8"/># Consider each population centre</text:p>
      <text:p text:style-name="Standard"><text:s text:c="8"/>for population in self.population_centres:</text:p>
      <text:p text:style-name="Standard"><text:s text:c="12"/></text:p>
      <text:p text:style-name="Standard"><text:s text:c="12"/># Given a population centre, select specific row in df</text:p>
      <text:p text:style-name="Standard"><text:s text:c="12"/>df_temp = self.families_dataframe.\</text:p>
      <text:p text:style-name="Standard"><text:s text:c="16"/>query('CODMUN == ' + str(population.population_id))</text:p>
      <text:p text:style-name="Standard"><text:s text:c="12"/></text:p>
      <text:p text:style-name="Standard"><text:s text:c="12"/>### Select variables</text:p>
      <text:p text:style-name="Standard"><text:s text:c="12"/># 1 people families</text:p>
      <text:p text:style-name="Standard"><text:s text:c="12"/>num_women_alone_less_65 = df_temp["MSME65"].values</text:p>
      <text:p text:style-name="Standard"><text:s text:c="12"/>num_men_alone_less_65 <text:s text:c="2"/>= df_temp["HSME65"].values</text:p>
      <text:p text:style-name="Standard"><text:s text:c="12"/>num_women_alone_more_65 = df_temp["MS65MA"].values</text:p>
      <text:p text:style-name="Standard"><text:s text:c="12"/>num_men_alone_more_65 <text:s text:c="2"/>= df_temp["HS65MA"].values</text:p>
      <text:p text:style-name="Standard"><text:s text:c="12"/></text:p>
      <text:p text:style-name="Standard"><text:s text:c="12"/># 2 people families</text:p>
      <text:p text:style-name="Standard"><text:s text:c="12"/>num_family_2_people = df_temp["2PER"].values</text:p>
      <text:p text:style-name="Standard"><text:s text:c="12"/>num_family_no_kids <text:s/>= df_temp["PJNOHJ"].values</text:p>
      <text:p text:style-name="Standard"><text:s text:c="12"/>num_pmhj25 = df_temp["PMHJ25"].values</text:p>
      <text:p text:style-name="Standard"><text:s text:c="12"/>num_pmthij25 = df_temp["PMTHI25"].values</text:p>
      <text:p text:style-name="Standard"><text:s text:c="12"/></text:p>
      <text:p text:style-name="Standard"><text:s text:c="12"/># 3 people families</text:p>
      <text:p text:style-name="Standard"><text:s text:c="12"/>num_family_3_people = df_temp["3PER"].values</text:p>
      <text:p text:style-name="Standard"><text:s text:c="12"/></text:p>
      <text:p text:style-name="Standard"><text:s text:c="12"/># 4 people families</text:p>
      <text:p text:style-name="Standard"><text:s text:c="12"/>num_family_4_people = df_temp["4PER"].values</text:p>
      <text:p text:style-name="Standard"><text:s text:c="12"/></text:p>
      <text:p text:style-name="Standard"><text:s text:c="12"/># 5 people families</text:p>
      <text:p text:style-name="Standard"><text:s text:c="12"/>num_family_5_people = df_temp["5PER"].values</text:p>
      <text:p text:style-name="Standard"><text:s text:c="12"/></text:p>
      <text:p text:style-name="Standard"><text:s text:c="12"/># 6 people families</text:p>
      <text:p text:style-name="Standard"><text:s text:c="12"/>num_family_6_people = df_temp["6OMASP"].values</text:p>
      <text:p text:style-name="Standard"><text:s text:c="12"/></text:p>
      <text:p text:style-name="Standard"><text:s text:c="12"/></text:p>
      <text:p text:style-name="Standard"><text:s text:c="12"/>oldies = [] # list for old people &gt;= 65</text:p>
      <text:p text:style-name="Standard"><text:s text:c="12"/>kids = [] <text:s text:c="2"/># list for kids &lt; 18</text:p>
      <text:p text:style-name="Standard"><text:s text:c="12"/>teens = []</text:p>
      <text:p text:style-name="Standard"><text:s text:c="12"/>youngsters = [] # list for youngsters 18 &lt;= age &lt;= 25</text:p>
      <text:p text:style-name="Standard"><text:s text:c="12"/>adults_male = [] # list for adults that do not have -a priori- kids with &lt;= 18</text:p>
      <text:p text:style-name="Standard"><text:s text:c="12"/>adults_female = []</text:p>
      <text:p text:style-name="Standard"><text:s text:c="12"/>adults_kids_male = [] # list for adults that may have kids with &lt;= 18</text:p>
      <text:p text:style-name="Standard"><text:s text:c="12"/>adults_kids_female = []</text:p>
      <text:p text:style-name="Standard"><text:s text:c="12"/></text:p>
      <text:p text:style-name="Standard"><text:s text:c="8"/></text:p>
      <text:p text:style-name="Standard"><text:s text:c="12"/>for agent in population.inhabitants:</text:p>
      <text:p text:style-name="Standard"><text:s text:c="16"/></text:p>
      <text:p text:style-name="Standard"><text:s text:c="16"/>if not agent.family:</text:p>
      <text:p text:style-name="Standard"><text:s text:c="20"/></text:p>
      <text:p text:style-name="Standard"><text:s text:c="20"/>if agent.sex == "M": # male</text:p>
      <text:p text:style-name="Standard"><text:s text:c="24"/></text:p>
      <text:p text:style-name="Standard"><text:soft-page-break/><text:s text:c="24"/>if agent.age &gt; 90:</text:p>
      <text:p text:style-name="Standard"><text:s text:c="28"/>oldies.append(agent)</text:p>
      <text:p text:style-name="Standard"><text:s text:c="24"/></text:p>
      <text:p text:style-name="Standard"><text:s text:c="24"/>elif ((65 &lt;= agent.age) and (agent.age &lt;= 90)):</text:p>
      <text:p text:style-name="Standard"><text:s text:c="28"/>if (num_men_alone_more_65 &gt; 0):</text:p>
      <text:p text:style-name="Standard"><text:s text:c="32"/>my_family = Fam_unipersonal(population, agent)</text:p>
      <text:p text:style-name="Standard"><text:s text:c="32"/>population.families["fam_unipersonal"].append(my_family)</text:p>
      <text:p text:style-name="Standard"><text:s text:c="32"/>num_men_alone_more_65 -= 1</text:p>
      <text:p text:style-name="Standard"><text:s text:c="28"/>else:</text:p>
      <text:p text:style-name="Standard"><text:s text:c="32"/>oldies.append(agent)</text:p>
      <text:p text:style-name="Standard"><text:s text:c="28"/></text:p>
      <text:p text:style-name="Standard"><text:s text:c="24"/>elif ((25 &lt;= agent.age) and (agent.age &lt; 65)): </text:p>
      <text:p text:style-name="Standard"><text:s text:c="28"/>my_bool = False</text:p>
      <text:p text:style-name="Standard"><text:s text:c="28"/>if (num_men_alone_less_65 &gt; 0):</text:p>
      <text:p text:style-name="Standard"><text:s text:c="32"/>my_family = Fam_unipersonal(population, agent)</text:p>
      <text:p text:style-name="Standard"><text:s text:c="32"/>population.families["fam_unipersonal"].append(my_family)</text:p>
      <text:p text:style-name="Standard"><text:s text:c="32"/>num_men_alone_less_65 -= 1</text:p>
      <text:p text:style-name="Standard"><text:s text:c="32"/>my_bool = True</text:p>
      <text:p text:style-name="Standard"><text:s text:c="28"/>if not my_bool:</text:p>
      <text:p text:style-name="Standard"><text:s text:c="32"/>if 50 &lt; agent.age:</text:p>
      <text:p text:style-name="Standard"><text:s text:c="36"/>adults_male.append(agent)</text:p>
      <text:p text:style-name="Standard"><text:s text:c="32"/>else:</text:p>
      <text:p text:style-name="Standard"><text:s text:c="36"/>adults_kids_male.append(agent)</text:p>
      <text:p text:style-name="Standard"><text:s text:c="24"/></text:p>
      <text:p text:style-name="Standard"><text:s text:c="24"/>elif ((18 &lt;= agent.age) and (agent.age &lt; 25)):</text:p>
      <text:p text:style-name="Standard"><text:s text:c="28"/>youngsters.append(agent)</text:p>
      <text:p text:style-name="Standard"><text:s text:c="28"/></text:p>
      <text:p text:style-name="Standard"><text:s text:c="24"/>elif ((10 &lt; agent.age) and (agent.age &lt; 18)):</text:p>
      <text:p text:style-name="Standard"><text:s text:c="28"/>teens.append(agent)</text:p>
      <text:p text:style-name="Standard"><text:s text:c="32"/></text:p>
      <text:p text:style-name="Standard"><text:s text:c="24"/>else: # 0&lt;= agent.age &lt; 10</text:p>
      <text:p text:style-name="Standard"><text:s text:c="28"/>kids.append(agent)</text:p>
      <text:p text:style-name="Standard"><text:s text:c="20"/></text:p>
      <text:p text:style-name="Standard"><text:s text:c="20"/>else: # agent.sex == "F" # female</text:p>
      <text:p text:style-name="Standard"><text:s text:c="24"/></text:p>
      <text:p text:style-name="Standard"><text:s text:c="24"/>if agent.age &gt; 90:</text:p>
      <text:p text:style-name="Standard"><text:s text:c="28"/>oldies.append(agent)</text:p>
      <text:p text:style-name="Standard"><text:s text:c="28"/></text:p>
      <text:p text:style-name="Standard"><text:s text:c="24"/>elif ((65 &lt;= agent.age) and (agent.age &lt;= 90)):</text:p>
      <text:p text:style-name="Standard"><text:s text:c="28"/>if (num_women_alone_more_65 &gt; 0):</text:p>
      <text:p text:style-name="Standard"><text:s text:c="32"/>my_family = Fam_unipersonal(population, agent)</text:p>
      <text:p text:style-name="Standard"><text:s text:c="32"/>population.families["fam_unipersonal"].append(my_family)</text:p>
      <text:p text:style-name="Standard"><text:s text:c="32"/>num_women_alone_more_65 -= 1</text:p>
      <text:p text:style-name="Standard"><text:s text:c="28"/>else:</text:p>
      <text:p text:style-name="Standard"><text:s text:c="32"/>oldies.append(agent)</text:p>
      <text:p text:style-name="Standard"><text:s text:c="28"/></text:p>
      <text:p text:style-name="Standard"><text:s text:c="28"/></text:p>
      <text:p text:style-name="Standard"><text:s text:c="24"/>elif ((25 &lt;= agent.age) and (agent.age &lt; 65)):</text:p>
      <text:p text:style-name="Standard"><text:s text:c="28"/>my_bool = False</text:p>
      <text:p text:style-name="Standard"><text:s text:c="28"/>if (num_women_alone_less_65 &gt; 0):</text:p>
      <text:p text:style-name="Standard"><text:s text:c="32"/>my_family = Fam_unipersonal(population, agent)</text:p>
      <text:p text:style-name="Standard"><text:s text:c="32"/>population.families["fam_unipersonal"].append(my_family)</text:p>
      <text:p text:style-name="Standard"><text:soft-page-break/><text:s text:c="32"/>num_women_alone_less_65 -= 1</text:p>
      <text:p text:style-name="Standard"><text:s text:c="32"/>my_bool = True</text:p>
      <text:p text:style-name="Standard"><text:s text:c="28"/>if not my_bool:</text:p>
      <text:p text:style-name="Standard"><text:s text:c="32"/>if 50 &lt; agent.age:</text:p>
      <text:p text:style-name="Standard"><text:s text:c="36"/>adults_female.append(agent)</text:p>
      <text:p text:style-name="Standard"><text:s text:c="32"/>else:</text:p>
      <text:p text:style-name="Standard"><text:s text:c="36"/>adults_kids_female.append(agent)</text:p>
      <text:p text:style-name="Standard"><text:s text:c="24"/></text:p>
      <text:p text:style-name="Standard"><text:s text:c="24"/>elif ((18 &lt;= agent.age) and (agent.age &lt; 25)):</text:p>
      <text:p text:style-name="Standard"><text:s text:c="28"/>youngsters.append(agent)</text:p>
      <text:p text:style-name="Standard"><text:s text:c="28"/></text:p>
      <text:p text:style-name="Standard"><text:s text:c="24"/></text:p>
      <text:p text:style-name="Standard"><text:s text:c="24"/>elif ((10 &lt; agent.age) and (agent.age &lt; 18)):</text:p>
      <text:p text:style-name="Standard"><text:s text:c="28"/>teens.append(agent)</text:p>
      <text:p text:style-name="Standard"><text:s text:c="24"/></text:p>
      <text:p text:style-name="Standard"><text:s text:c="24"/>else:</text:p>
      <text:p text:style-name="Standard"><text:s text:c="28"/>kids.append(agent)</text:p>
      <text:p text:style-name="Standard"><text:s text:c="32"/></text:p>
      <text:p text:style-name="Standard"><text:s text:c="16"/>else: # agent.family == True-&gt; do not do anythig</text:p>
      <text:p text:style-name="Standard"><text:s text:c="20"/>pass</text:p>
      <text:p text:style-name="Standard"><text:s text:c="16"/></text:p>
      <text:p text:style-name="Standard"><text:s text:c="6"/></text:p>
      <text:p text:style-name="Standard"><text:s text:c="12"/>"""</text:p>
      <text:p text:style-name="Standard"><text:s text:c="12"/>my_all = False</text:p>
      <text:p text:style-name="Standard"><text:s text:c="12"/>i = 0</text:p>
      <text:p text:style-name="Standard"><text:s text:c="12"/>while (i &lt; len(adults_kids_male) and not my_all) and (num_family_no_kids &gt; 0) and (num_family_2_people &gt; 0):</text:p>
      <text:p text:style-name="Standard"><text:s text:c="16"/>my_man = adults_kids_male[i]</text:p>
      <text:p text:style-name="Standard"><text:s text:c="16"/>j = 0</text:p>
      <text:p text:style-name="Standard"><text:s text:c="16"/>my_bool = False</text:p>
      <text:p text:style-name="Standard"><text:s text:c="16"/>while (j &lt; len(adults_kids_female)) and not my_bool:</text:p>
      <text:p text:style-name="Standard"><text:s text:c="20"/>my_woman = adults_kids_female[j]</text:p>
      <text:p text:style-name="Standard"><text:s text:c="20"/>bool1 = my_man.age - 5 <text:s text:c="2"/>&lt;= my_woman.age &lt;= my_man.age + 5</text:p>
      <text:p text:style-name="Standard"><text:s text:c="20"/>bool2 = my_woman.age - 5 &lt;= my_man.age <text:s text:c="2"/>&lt;= my_woman.age + 5</text:p>
      <text:p text:style-name="Standard"><text:s text:c="20"/>if bool1 or bool2:</text:p>
      <text:p text:style-name="Standard"><text:s text:c="24"/>my_family = Fam_kids(population, my_woman, my_man)</text:p>
      <text:p text:style-name="Standard"><text:s text:c="24"/>population.families["fam_no_hijos"].append(my_family)</text:p>
      <text:p text:style-name="Standard"><text:s text:c="24"/>num_family_no_kids -= 1</text:p>
      <text:p text:style-name="Standard"><text:s text:c="24"/>num_family_2_people -= 1</text:p>
      <text:p text:style-name="Standard"><text:s text:c="24"/>my_bool = True</text:p>
      <text:p text:style-name="Standard"><text:s text:c="24"/>adults_kids_male.remove(my_man)</text:p>
      <text:p text:style-name="Standard"><text:s text:c="24"/>adults_kids_female.remove(my_woman) <text:s text:c="6"/></text:p>
      <text:p text:style-name="Standard"><text:s text:c="20"/>j += 1</text:p>
      <text:p text:style-name="Standard"><text:s text:c="16"/>i += 1</text:p>
      <text:p text:style-name="Standard"><text:s text:c="12"/></text:p>
      <text:p text:style-name="Standard"><text:s text:c="16"/></text:p>
      <text:p text:style-name="Standard"><text:s text:c="12"/>while (num_fmaily_3_people &gt; 0) and </text:p>
      <text:p text:style-name="Standard"><text:s text:c="12"/>"""</text:p>
      <text:p text:style-name="Standard"><text:s text:c="12"/></text:p>
      <text:p text:style-name="Standard"><text:s text:c="12"/></text:p>
      <text:p text:style-name="Standard"><text:s text:c="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0T15:04:33.499787540</meta:creation-date>
    <dc:date>2022-04-20T15:04:58.063388664</dc:date>
    <meta:editing-duration>PT24S</meta:editing-duration>
    <meta:editing-cycles>1</meta:editing-cycles>
    <meta:document-statistic meta:table-count="0" meta:image-count="0" meta:object-count="0" meta:page-count="3" meta:paragraph-count="154" meta:word-count="460" meta:character-count="6795" meta:non-whitespace-character-count="3270"/>
    <meta:generator>LibreOffice/6.0.7.3$Linux_X86_64 LibreOffice_project/00m0$Build-3</meta:generator>
  </office:meta>
</office:document-meta>
</file>